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]+[.B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3]+[.B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]*LOG([.B5];2)" office:value-type="float" office:value="199.652593131849" calcext:value-type="float">
            <text:p>199,65259313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1]/2)*([.B4]/[.B2])" office:value-type="float" office:value="29.25" calcext:value-type="float">
            <text:p>29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8]*[.B7]" office:value-type="float" office:value="5839.83834910657" calcext:value-type="float">
            <text:p>5839,83834910657</text:p>
          </table:table-cell>
        </table:table-row>
        <table:table-row table:style-name="ro1">
          <table:table-cell office:value-type="string" calcext:value-type="string">
            <text:p>T(s)</text:p>
          </table:table-cell>
          <table:table-cell table:formula="of:=[.B9]/18" office:value-type="float" office:value="324.435463839254" calcext:value-type="float">
            <text:p>324,435463839254</text:p>
          </table:table-cell>
        </table:table-row>
        <table:table-row table:style-name="ro1">
          <table:table-cell office:value-type="string" calcext:value-type="string">
            <text:p><text:s/>Bugs (ect.)</text:p>
          </table:table-cell>
          <table:table-cell table:formula="of:=[.B7]/3000" office:value-type="float" office:value="0.0665508643772828" calcext:value-type="float">
            <text:p>0,0665508643772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3:51:00.852257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44:55.702112000</meta:creation-date>
    <dc:date>2025-10-22T14:14:50.010550349</dc:date>
    <meta:editing-duration>PT52M12S</meta:editing-duration>
    <meta:editing-cycles>3</meta:editing-cycles>
    <meta:generator>LibreOffice/24.2.7.2$Linux_X86_64 LibreOffice_project/420$Build-2</meta:generator>
    <meta:document-statistic meta:table-count="3" meta:cell-count="32" meta:object-count="0"/>
  </office:meta>
</office:document-meta>
</file>